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style:text-line-through-style="solid" style:text-line-through-type="double" fo:background-color="transparent"/>
    </style:style>
    <style:style style:name="T2" style:family="text">
      <style:text-properties style:text-line-through-style="non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>2</text:p>
      <text:p text:style-name="Darktable_20_chapter_20_title">Lighttable</text:p>
      <text:p text:style-name="Darktable_20_text">This chapter describes how to manage your RAW files in Lightable.</text:p>
      <text:p text:style-name="Darktable_20_text"/>
      <text:p text:style-name="Darktable_20_text">This chapter is still to be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mm" fo:margin-bottom="14.99m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fo:font-size="11pt" fo:letter-spacing="0.35m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text-line-through-style="solid" style:text-line-through-type="double" fo:background-color="transparent"/>
    </style:style>
    <style:style style:name="MT2" style:family="text">
      <style:text-properties style:text-line-through-style="none" fo:background-color="transparen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3"/></text:span><text:span text:style-name="MT2"><text:s/></text:span><text:page-number text:select-page="current">1</text:page-number> <text:span text:style-name="MT1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9:47:38</meta:creation-date>
    <meta:editing-duration>PT42M16S</meta:editing-duration>
    <meta:editing-cycles>9</meta:editing-cycles>
    <meta:generator>LibreOffice/3.3$Linux LibreOffice_project/330m19$Build-202</meta:generator>
    <meta:initial-creator>Nicholas </meta:initial-creator>
    <dc:date>2011-05-30T22:54:19</dc:date>
    <dc:creator>Stefano Fornari</dc:creator>
    <meta:document-statistic meta:table-count="0" meta:image-count="0" meta:object-count="0" meta:page-count="1" meta:paragraph-count="5" meta:word-count="21" meta:character-count="118"/>
  </office:meta>
</office:document-meta>
</file>